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F0" style:family="paragraph">
      <style:paragraph-properties fo:break-before="page" fo:margin-bottom="0in" style:page-number="1"/>
    </style:style>
    <style:style style:name="T7" style:parent-style-name="Fuentedepárrafopredeter." style:family="text">
      <style:text-properties fo:font-size="22pt" style:font-size-asian="22pt" style:font-size-complex="22pt"/>
    </style:style>
    <style:style style:name="P8" style:parent-style-name="Heading" style:family="paragraph">
      <style:paragraph-properties fo:margin-bottom="0in"/>
    </style:style>
    <style:style style:name="T9" style:parent-style-name="Fuentedepárrafopredeter." style:family="text">
      <style:text-properties fo:font-size="22pt" style:font-size-asian="22pt" style:font-size-complex="22pt" fo:language="es" fo:country="MX"/>
    </style:style>
    <style:style style:name="P10" style:parent-style-name="Encabezadodelasección" style:family="paragraph">
      <style:paragraph-properties fo:margin-top="0in" fo:margin-bottom="0in"/>
    </style:style>
    <style:style style:name="P11" style:parent-style-name="Encabezadodelasección" style:family="paragraph">
      <style:paragraph-properties fo:margin-top="0in" fo:margin-bottom="0in"/>
      <style:text-properties fo:font-weight="normal" style:font-weight-asian="normal" fo:font-style="italic" style:font-style-asian="italic" fo:color="#262626" fo:font-size="9pt" style:font-size-asian="9pt" style:font-size-complex="9pt"/>
    </style:style>
    <style:style style:name="P12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13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14" style:parent-style-name="Standard" style:family="paragraph">
      <style:paragraph-properties fo:text-align="justify" fo:margin-bottom="0in"/>
      <style:text-properties fo:font-size="12pt" style:font-size-asian="12pt" style:font-size-complex="12pt"/>
    </style:style>
    <style:style style:name="P15" style:parent-style-name="Standard" style:family="paragraph">
      <style:paragraph-properties fo:text-align="justify" fo:margin-bottom="0in" fo:margin-left="0.2958in">
        <style:tab-stops/>
      </style:paragraph-properties>
      <style:text-properties fo:font-size="12pt" style:font-size-asian="12pt" style:font-size-complex="12pt"/>
    </style:style>
    <style:style style:name="P16" style:parent-style-name="Encabezadodelasección" style:family="paragraph">
      <style:paragraph-properties fo:text-align="justify" fo:margin-top="0in" fo:margin-bottom="0in"/>
    </style:style>
    <style:style style:name="P17" style:parent-style-name="Encabezadodelasección" style:family="paragraph">
      <style:paragraph-properties fo:text-align="justify" fo:margin-top="0in" fo:margin-bottom="0in"/>
      <style:text-properties fo:font-weight="normal" style:font-weight-asian="normal" fo:font-style="italic" style:font-style-asian="italic" fo:color="#262626" fo:font-size="9pt" style:font-size-asian="9pt" style:font-size-complex="9pt"/>
    </style:style>
    <style:style style:name="P18" style:parent-style-name="Standard" style:family="paragraph">
      <style:paragraph-properties fo:margin-bottom="0in"/>
    </style:style>
    <style:style style:name="P19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20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21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22" style:parent-style-name="Standard" style:family="paragraph">
      <style:paragraph-properties fo:text-align="justify" fo:margin-bottom="0in" fo:margin-left="0.25in">
        <style:tab-stops/>
      </style:paragraph-properties>
      <style:text-properties fo:font-size="12pt" style:font-size-asian="12pt" style:font-size-complex="12pt"/>
    </style:style>
    <style:style style:name="P23" style:parent-style-name="Standard" style:family="paragraph">
      <style:paragraph-properties fo:text-align="justify" fo:margin-bottom="0in"/>
      <style:text-properties fo:font-size="12pt" style:font-size-asian="12pt" style:font-size-complex="12pt"/>
    </style:style>
    <style:style style:name="P24" style:parent-style-name="Listaconviñetas" style:family="paragraph">
      <style:paragraph-properties fo:text-align="justify" fo:margin-bottom="0in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 fo:margin-bottom="0in" fo:margin-left="0.2958in" fo:text-indent="-0.2958in">
        <style:tab-stops/>
      </style:paragraph-properties>
      <style:text-properties fo:font-size="12pt" style:font-size-asian="12pt" style:font-size-complex="12pt"/>
    </style:style>
    <style:style style:name="P26" style:parent-style-name="Encabezadodelasección" style:family="paragraph">
      <style:paragraph-properties fo:margin-top="0in" fo:margin-bottom="0in"/>
    </style:style>
    <style:style style:name="P27" style:parent-style-name="Encabezadodelasección" style:family="paragraph">
      <style:paragraph-properties fo:margin-top="0in" fo:margin-bottom="0in"/>
      <style:text-properties fo:font-weight="normal" style:font-weight-asian="normal" fo:font-style="italic" style:font-style-asian="italic" fo:color="#262626" fo:font-size="9pt" style:font-size-asian="9pt" style:font-size-complex="9pt"/>
    </style:style>
    <style:style style:name="P28" style:parent-style-name="Standard" style:family="paragraph">
      <style:paragraph-properties fo:margin-bottom="0in"/>
    </style:style>
    <style:style style:name="P29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30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31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32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33" style:parent-style-name="Standard" style:list-style-name="WWNum5" style:family="paragraph">
      <style:paragraph-properties fo:text-align="justify" fo:margin-bottom="0in"/>
      <style:text-properties fo:font-size="12pt" style:font-size-asian="12pt" style:font-size-complex="12pt"/>
    </style:style>
    <style:style style:name="P34" style:parent-style-name="Standard" style:family="paragraph">
      <style:paragraph-properties fo:text-align="justify" fo:margin-bottom="0in"/>
      <style:text-properties fo:font-size="12pt" style:font-size-asian="12pt" style:font-size-complex="12pt"/>
    </style:style>
    <style:style style:name="P35" style:parent-style-name="Standard" style:family="paragraph">
      <style:paragraph-properties fo:text-align="justify" fo:margin-bottom="0in"/>
      <style:text-properties fo:font-size="12pt" style:font-size-asian="12pt" style:font-size-complex="12pt"/>
    </style:style>
    <style:style style:name="P36" style:parent-style-name="Listaconviñetas" style:family="paragraph">
      <style:paragraph-properties fo:text-align="justify" fo:margin-bottom="0in"/>
      <style:text-properties fo:font-size="12pt" style:font-size-asian="12pt" style:font-size-complex="12pt"/>
    </style:style>
    <style:style style:name="P37" style:parent-style-name="Standard" style:family="paragraph">
      <style:paragraph-properties fo:text-align="justify" fo:margin-bottom="0in" fo:margin-left="0.4923in">
        <style:tab-stops/>
      </style:paragraph-properties>
      <style:text-properties fo:font-size="12pt" style:font-size-asian="12pt" style:font-size-complex="12pt"/>
    </style:style>
    <style:style style:name="P38" style:parent-style-name="Encabezadodelasección" style:family="paragraph">
      <style:paragraph-properties fo:margin-top="0in" fo:margin-bottom="0in"/>
    </style:style>
    <style:style style:name="P39" style:parent-style-name="Encabezadodelasección" style:family="paragraph">
      <style:paragraph-properties fo:margin-top="0in" fo:margin-bottom="0in"/>
      <style:text-properties fo:font-weight="normal" style:font-weight-asian="normal" fo:font-style="italic" style:font-style-asian="italic" fo:color="#262626" fo:font-size="9pt" style:font-size-asian="9pt" style:font-size-complex="9pt"/>
    </style:style>
    <style:style style:name="P40" style:parent-style-name="Listaconviñetas" style:family="paragraph">
      <style:paragraph-properties fo:margin-bottom="0in" fo:margin-left="0.1in">
        <style:tab-stops/>
      </style:paragraph-properties>
    </style:style>
    <style:style style:name="P41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2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3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4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5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6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7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8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49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50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51" style:parent-style-name="Standard" style:list-style-name="LFO8" style:family="paragraph">
      <style:paragraph-properties fo:text-align="justify" fo:margin-bottom="0in"/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 fo:margin-bottom="0in" fo:margin-left="0.5in">
        <style:tab-stops/>
      </style:paragraph-properties>
      <style:text-properties fo:font-size="12pt" style:font-size-asian="12pt" style:font-size-complex="12pt"/>
    </style:style>
    <style:style style:name="P53" style:parent-style-name="Standard" style:family="paragraph">
      <style:paragraph-properties fo:text-align="justify" fo:margin-bottom="0in" fo:margin-left="0.2958in" fo:text-indent="-0.2958in">
        <style:tab-stops/>
      </style:paragraph-properties>
      <style:text-properties fo:font-size="12pt" style:font-size-asian="12pt" style:font-size-complex="12pt"/>
    </style:style>
    <style:style style:name="P54" style:parent-style-name="Listaconviñetas" style:family="paragraph">
      <style:paragraph-properties fo:margin-bottom="0in" fo:margin-left="0.1in">
        <style:tab-stops/>
      </style:paragraph-properties>
    </style:style>
  </office:automatic-styles>
  <office:body>
    <office:text text:use-soft-page-breaks="true">
      <text:p text:style-name="P1">‍‍<text:span text:style-name="T7">INFORMACIÓN CURRICULAR:</text:span></text:p>
      <text:p text:style-name="P8"><text:span text:style-name="T9">Rodrigo Igor Villanueva Nieto</text:span></text:p>
      <text:p text:style-name="P10">Educación:</text:p>
      <text:p text:style-name="P11">Nota: A partir de nivel de educación superior, señalando área de especialización, institución, fecha de inicio y, en su caso, de conclusión, así como la precisión si se cuenta con el<text:s/>título profesional.</text:p>
      <text:list text:style-name="WWNum5">
        <text:list-item>
          <text:p text:style-name="P12">Posgrado: Especialidad<text:s/>en Sistemas<text:s/>de Información.</text:p>
        </text:list-item>
        <text:list-item>
          <text:p text:style-name="P13">Carrera: Ingeniería en Sistemas Computacionales.</text:p>
        </text:list-item>
      </text:list>
      <text:p text:style-name="P14"/>
      <text:p text:style-name="P15"/>
      <text:p text:style-name="P16">Experiencia Profesional:</text:p>
      <text:p text:style-name="P17">Nota: Últimos 3 empleos, señalando cargo o puesto, empleador y principales actividades.</text:p>
      <text:p text:style-name="P18"/>
      <text:list text:style-name="WWNum5" text:continue-numbering="true">
        <text:list-item>
          <text:p text:style-name="P19">Rancho Digital: Desarrollador web con el cms Drupal, Php, Laravel,Jquery, mysql.</text:p>
        </text:list-item>
        <text:list-item>
          <text:p text:style-name="P20">Notmusa: Desarrollador Web con el cms Drupal y Php, html, css, mysql, Jquery.</text:p>
        </text:list-item>
        <text:list-item>
          <text:p text:style-name="P21">TecnoAplicada: Desarrollo Web Drupal,Php,Laravel, Html, Jquery, Javascript, Css, Mysql</text:p>
        </text:list-item>
      </text:list>
      <text:p text:style-name="P22"/>
      <text:p text:style-name="P23"/>
      <text:p text:style-name="P24"/>
      <text:p text:style-name="P25"><text:s/></text:p>
      <text:p text:style-name="P26">Cursos y<text:s/>Capacitación:</text:p>
      <text:p text:style-name="P27">Nota: Indicar capacitaciones cursadas <text:s/>recientemente, vinculadas con el perfil profesional.</text:p>
      <text:p text:style-name="P28"/>
      <text:list text:style-name="WWNum5" text:continue-numbering="true">
        <text:list-item>
          <text:p text:style-name="P29">Scrum</text:p>
        </text:list-item>
        <text:list-item>
          <text:p text:style-name="P30">Php</text:p>
        </text:list-item>
        <text:list-item>
          <text:p text:style-name="P31">Laravel</text:p>
        </text:list-item>
        <text:list-item>
          <text:p text:style-name="P32">Python</text:p>
        </text:list-item>
        <text:list-item>
          <text:p text:style-name="P33">Qa (Automation Test Python)</text:p>
        </text:list-item>
      </text:list>
      <text:p text:style-name="P34"/>
      <text:p text:style-name="P35">Se agregan los archivos.</text:p>
      <text:p text:style-name="P36"/>
      <text:p text:style-name="P37"/>
      <text:p text:style-name="P38">Logros académicos y profesionales:</text:p>
      <text:p text:style-name="P39">Nota: Principales logros, <text:s/>tanto<text:s/>académicos como profesionales.</text:p>
      <text:p text:style-name="P40"/>
      <text:list text:style-name="LFO8" text:continue-numbering="true">
        <text:list-item>
          <text:p text:style-name="P41">Desarrollo de las siguientes Plataformas:</text:p>
        </text:list-item>
        <text:list-item>
          <text:p text:style-name="P42">Orquesta sinfónica de Minería</text:p>
        </text:list-item>
        <text:list-item>
          <text:p text:style-name="P43">Cuamoc Moctezuma</text:p>
        </text:list-item>
        <text:list-item>
          <text:p text:style-name="P44">Sol.com</text:p>
        </text:list-item>
        <text:list-item>
          <text:p text:style-name="P45">Bimbo Ecuador</text:p>
        </text:list-item>
        <text:list-item>
          <text:p text:style-name="P46">Marinela Ecuador</text:p>
        </text:list-item>
        <text:list-item>
          <text:p text:style-name="P47">Parte del equipo del desarrollo <text:s/>en Notmusa de las siguientes plataformas:</text:p>
        </text:list-item>
        <text:list-item>
          <text:p text:style-name="P48">Record, Tv<text:s/>notas, 15 a 20</text:p>
        </text:list-item>
        <text:list-item>
          <text:p text:style-name="P49">Portal a nivel nacional Osiap (Homologación de Comites)</text:p>
        </text:list-item>
        <text:list-item>
          <text:p text:style-name="P50">Rari</text:p>
        </text:list-item>
        <text:list-item>
          <text:p text:style-name="P51">Carnet Senasica</text:p>
        </text:list-item>
      </text:list>
      <text:p text:style-name="P52"/>
      <text:p text:style-name="P53"><text:s/>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Cambri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944in"/>
      <style:text-properties fo:hyphenate="false"/>
    </style:style>
    <style:style style:name="Heading" style:display-name="Heading" style:family="paragraph" style:parent-style-name="Standard" style:next-style-name="Standard">
      <style:paragraph-properties fo:border-top="none" fo:border-left="none" fo:border-bottom="0.0208in solid #418AB3" fo:border-right="none" fo:padding-top="0in" fo:padding-left="0in" fo:padding-bottom="0.0555in" fo:padding-right="0in" style:shadow="none" fo:margin-bottom="0.0833in"/>
      <style:text-properties fo:color="#418AB3" style:letter-kerning="true" fo:font-size="26pt" style:font-size-asian="2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Encabezadodelasección" style:display-name="Encabezado de la sección" style:family="paragraph" style:parent-style-name="Standard" style:next-style-name="Standard">
      <style:paragraph-properties fo:margin-top="0.3472in" fo:margin-bottom="0.0694in"/>
      <style:text-properties fo:font-weight="bold" style:font-weight-asian="bold" style:font-weight-complex="bold" fo:color="#418AB3" fo:font-size="12pt" style:font-size-asian="12pt" fo:hyphenate="false"/>
    </style:style>
    <style:style style:name="Listaconviñetas" style:display-name="Lista con viñetas" style:family="paragraph" style:parent-style-name="Standard">
      <style:paragraph-properties fo:margin-bottom="0.0555in"/>
      <style:text-properties fo:hyphenate="false"/>
    </style:style>
    <style:style style:name="Subsección" style:display-name="Subsección" style:family="paragraph" style:parent-style-name="Standard">
      <style:paragraph-properties fo:margin-top="0.1944in" fo:margin-bottom="0.0833in"/>
      <style:text-properties fo:font-weight="bold" style:font-weight-asian="bold" style:font-weight-complex="bold" fo:text-transform="uppercase" fo:color="#262626" fo:hyphenate="false"/>
    </style:style>
    <style:style style:name="Encabezado" style:display-name="Encabezado" style:family="paragraph" style:parent-style-name="Standard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text-align="end" fo:margin-bottom="0in"/>
      <style:text-properties fo:color="#418AB3" fo:hyphenate="false"/>
    </style:style>
    <style:style style:name="Fecha" style:display-name="Fecha" style:family="paragraph" style:parent-style-name="Standard" style:next-style-name="Standard">
      <style:paragraph-properties fo:margin-top="0.5in" fo:margin-bottom="0in"/>
      <style:text-properties fo:font-weight="bold" style:font-weight-asian="bold" style:font-weight-complex="bold" fo:color="#0D0D0D" fo:hyphenate="false"/>
    </style:style>
    <style:style style:name="Dirección" style:display-name="Dirección" style:family="paragraph" style:parent-style-name="Standard">
      <style:paragraph-properties fo:line-height="140%"/>
      <style:text-properties fo:hyphenate="false"/>
    </style:style>
    <style:style style:name="Saludo" style:display-name="Saludo" style:family="paragraph" style:parent-style-name="Standard" style:next-style-name="Standard">
      <style:paragraph-properties fo:margin-top="0.5555in" fo:margin-bottom="0.125in"/>
      <style:text-properties fo:font-weight="bold" style:font-weight-asian="bold" style:font-weight-complex="bold" fo:color="#0D0D0D" fo:hyphenate="false"/>
    </style:style>
    <style:style style:name="Cierre" style:display-name="Cierre" style:family="paragraph" style:parent-style-name="Standard" style:next-style-name="Firma">
      <style:paragraph-properties fo:margin-top="0.5in" fo:margin-bottom="0in"/>
      <style:text-properties fo:font-weight="bold" style:font-weight-asian="bold" style:font-weight-complex="bold" fo:color="#0D0D0D" fo:hyphenate="false"/>
    </style:style>
    <style:style style:name="Firma" style:display-name="Firma" style:family="paragraph" style:parent-style-name="Standard">
      <style:paragraph-properties fo:margin-top="0.75in" fo:margin-bottom="0in"/>
      <style:text-properties fo:font-weight="bold" style:font-weight-asian="bold" style:font-weight-complex="bold" fo:color="#0D0D0D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/>
      <style:text-properties style:font-name="Segoe UI" style:font-name-asian="Segoe UI" style:font-name-complex="Segoe UI" style:font-size-complex="9pt" fo:hyphenate="false"/>
    </style:style>
    <style:style style:name="TítuloCar" style:display-name="Título Car" style:family="text" style:parent-style-name="Fuentedepárrafopredeter.">
      <style:text-properties style:font-name="Cambria" style:font-name-asian="Cambria" style:font-name-complex="Tahoma" fo:color="#418AB3" style:letter-kerning="true" fo:font-size="26pt" style:font-size-asian="26pt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>
      <style:text-properties fo:color="#418AB3"/>
    </style:style>
    <style:style style:name="FechaCar" style:display-name="Fecha Car" style:family="text" style:parent-style-name="Fuentedepárrafopredeter.">
      <style:text-properties fo:font-weight="bold" style:font-weight-asian="bold" style:font-weight-complex="bold" fo:color="#0D0D0D"/>
    </style:style>
    <style:style style:name="SaludoCar" style:display-name="Saludo Car" style:family="text" style:parent-style-name="Fuentedepárrafopredeter.">
      <style:text-properties fo:font-weight="bold" style:font-weight-asian="bold" style:font-weight-complex="bold" fo:color="#0D0D0D"/>
    </style:style>
    <style:style style:name="CierreCar" style:display-name="Cierre Car" style:family="text" style:parent-style-name="Fuentedepárrafopredeter.">
      <style:text-properties fo:font-weight="bold" style:font-weight-asian="bold" style:font-weight-complex="bold" fo:color="#0D0D0D"/>
    </style:style>
    <style:style style:name="FirmaCar" style:display-name="Firma Car" style:family="text" style:parent-style-name="Fuentedepárrafopredeter.">
      <style:text-properties fo:font-weight="bold" style:font-weight-asian="bold" style:font-weight-complex="bold" fo:color="#0D0D0D"/>
    </style:style>
    <style:style style:name="Internetlink" style:display-name="Internet link" style:family="text" style:parent-style-name="Fuentedepárrafopredeter.">
      <style:text-properties fo:color="#002060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fo:color="#00349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 fo:margin-bottom="0in">
        <style:tab-stops>
          <style:tab-stop style:type="left" style:position="0.4687in"/>
        </style:tab-stops>
      </style:paragraph-properties>
    </style:style>
    <style:style style:name="P3" style:parent-style-name="Piedepágina" style:family="paragraph">
      <style:paragraph-properties fo:text-align="justify"/>
    </style:style>
    <style:style style:name="T4" style:parent-style-name="Fuentedepárrafopredeter." style:family="text">
      <style:text-properties fo:color="#262626"/>
    </style:style>
    <style:style style:name="T5" style:parent-style-name="Fuentedepárrafopredeter." style:family="text">
      <style:text-properties fo:color="#262626"/>
    </style:style>
    <style:style style:name="T6" style:parent-style-name="Fuentedepárrafopredeter." style:family="text">
      <style:text-properties fo:color="#262626"/>
    </style:style>
  </office:automatic-styles>
  <office:master-styles>
    <style:master-page style:name="MP0" style:page-layout-name="PL0">
      <style:footer>
        <text:p text:style-name="Piedepágina">Página<text:s/><text:page-number text:fixed="false">2</text:page-number></text:p>
      </style:footer>
    </style:master-page>
    <style:master-page style:next-style-name="MP0" style:name="MPF0" style:page-layout-name="PL0">
      <style:footer>
        <text:p text:style-name="P2">Manifiesto bajo protesta de decir verdad que los datos contenidos en el presente documentos son verídicos.</text:p>
        <text:p text:style-name="P3"><text:span text:style-name="T4">El presente documento contiene la versión pública de la información curricular de su titular, por lo que se informa que este<text:s/></text:span><text:span text:style-name="T5">documento podría ser presentado para la atención de eventuales solicitudes de acceso a información o de requerimientos de autoridades administrativas o judiciales y para el cumplimiento de las obligaciones de transparencia establecidas en el artículo 70, f</text:span><text:span text:style-name="T6">racción XVII de la Ley General de Transparencia y Acceso a la Información Pública. Para conocer el Aviso <text:s/>de Privacidad, el tratamiento de sus datos <text:s/>y el ejercicio de sus derechos ARCO, puede consultar el siguiente sitio:<text:s/></text:span><text:a xlink:href="http://207.249.28.103/V5Infotec/login.aspx?ReturnUrl=%2FV5Infotec%2Fdefault.aspx" office:target-frame-name="_top" xlink:show="replace"><text:span text:style-name="Internetlink">www.infotec.mx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FORMACIÓN CURRICULAR: Nombre completo</meta:initial-creator>
    <dc:creator>PC-05</dc:creator>
    <meta:creation-date>2020-01-03T16:53:00Z</meta:creation-date>
    <dc:date>2020-01-03T21:17:00Z</dc:date>
    <meta:print-date>2017-01-12T19:31:00Z</meta:print-date>
    <meta:template xlink:href="Normal" xlink:type="simple"/>
    <meta:editing-cycles>13</meta:editing-cycles>
    <meta:editing-duration>PT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>TC029188809991</meta:user-defined>
    <meta:document-statistic meta:page-count="2" meta:paragraph-count="2" meta:word-count="206" meta:character-count="1342" meta:row-count="9" meta:non-whitespace-character-count="1138"/>
  </office:meta>
</office:document-meta>
</file>